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01e" officeooo:paragraph-rsid="0016d01e"/>
    </style:style>
    <style:style style:name="P2" style:family="paragraph" style:parent-style-name="Standard">
      <style:text-properties officeooo:rsid="0016d01e" officeooo:paragraph-rsid="001713e1"/>
    </style:style>
    <style:style style:name="P3" style:family="paragraph" style:parent-style-name="Standard">
      <style:text-properties officeooo:rsid="0016d01e" officeooo:paragraph-rsid="00183d82"/>
    </style:style>
    <style:style style:name="P4" style:family="paragraph" style:parent-style-name="Standard">
      <style:text-properties officeooo:rsid="001713e1" officeooo:paragraph-rsid="001713e1"/>
    </style:style>
    <style:style style:name="P5" style:family="paragraph" style:parent-style-name="Standard">
      <style:text-properties officeooo:rsid="001713e1" officeooo:paragraph-rsid="001bbbae"/>
    </style:style>
    <style:style style:name="P6" style:family="paragraph" style:parent-style-name="Standard">
      <style:text-properties officeooo:rsid="001f611e" officeooo:paragraph-rsid="001f611e"/>
    </style:style>
    <style:style style:name="P7" style:family="paragraph" style:parent-style-name="Standard">
      <style:text-properties officeooo:rsid="00207cb9" officeooo:paragraph-rsid="00207cb9"/>
    </style:style>
    <style:style style:name="P8" style:family="paragraph" style:parent-style-name="Standard">
      <style:text-properties officeooo:rsid="00207cb9" officeooo:paragraph-rsid="00216a68"/>
    </style:style>
    <style:style style:name="P9" style:family="paragraph" style:parent-style-name="Standard">
      <style:text-properties fo:font-weight="bold" officeooo:rsid="00207cb9" officeooo:paragraph-rsid="00207cb9" style:font-weight-asian="bold" style:font-weight-complex="bold"/>
    </style:style>
    <style:style style:name="T1" style:family="text">
      <style:text-properties officeooo:rsid="001713e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3d82" style:font-weight-asian="bold" style:font-weight-complex="bold"/>
    </style:style>
    <style:style style:name="T4" style:family="text">
      <style:text-properties fo:font-weight="bold" officeooo:rsid="001713e1" style:font-weight-asian="bold" style:font-weight-complex="bold"/>
    </style:style>
    <style:style style:name="T5" style:family="text">
      <style:text-properties fo:font-weight="bold" officeooo:rsid="0019ed48" style:font-weight-asian="bold" style:font-weight-complex="bold"/>
    </style:style>
    <style:style style:name="T6" style:family="text">
      <style:text-properties fo:font-weight="bold" officeooo:rsid="001bbbae" style:font-weight-asian="bold" style:font-weight-complex="bold"/>
    </style:style>
    <style:style style:name="T7" style:family="text">
      <style:text-properties fo:font-weight="bold" officeooo:rsid="001d8ddd" style:font-weight-asian="bold" style:font-weight-complex="bold"/>
    </style:style>
    <style:style style:name="T8" style:family="text">
      <style:text-properties fo:font-weight="bold" officeooo:rsid="001f611e" style:font-weight-asian="bold" style:font-weight-complex="bold"/>
    </style:style>
    <style:style style:name="T9" style:family="text">
      <style:text-properties fo:font-weight="bold" officeooo:rsid="00216a68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713e1" style:font-weight-asian="normal" style:font-weight-complex="normal"/>
    </style:style>
    <style:style style:name="T12" style:family="text">
      <style:text-properties fo:font-weight="normal" officeooo:rsid="001bbbae" style:font-weight-asian="normal" style:font-weight-complex="normal"/>
    </style:style>
    <style:style style:name="T13" style:family="text">
      <style:text-properties fo:font-weight="normal" officeooo:rsid="001d8ddd" style:font-weight-asian="normal" style:font-weight-complex="normal"/>
    </style:style>
    <style:style style:name="T14" style:family="text">
      <style:text-properties fo:font-weight="normal" officeooo:rsid="001f611e" style:font-weight-asian="normal" style:font-weight-complex="normal"/>
    </style:style>
    <style:style style:name="T15" style:family="text">
      <style:text-properties fo:font-weight="normal" officeooo:rsid="00216a68" style:font-weight-asian="normal" style:font-weight-complex="normal"/>
    </style:style>
    <style:style style:name="T16" style:family="text">
      <style:text-properties officeooo:rsid="00183d82"/>
    </style:style>
    <style:style style:name="T17" style:family="text">
      <style:text-properties officeooo:rsid="0019ed4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<text:span text:style-name="T1">Navegue no terminal ate onde deseja instalar a pasta e de o comando </text:span><text:span text:style-name="T4">git clone+link do </text:span><text:span text:style-name="T8">repositório</text:span></text:p>
      <text:p text:style-name="P4">navegue ate dentro da pasta que criou <text:span text:style-name="T17">pelo terminal </text:span><text:s/>e depois de ter colocado os arquivos de o comando <text:span text:style-name="T3">git status </text:span><text:span text:style-name="T16">para ver os arquivo dentro da pasta.</text:span></text:p>
      <text:p text:style-name="P4"><text:s/><text:span text:style-name="T17">Após ter visto as arquivos dentro da pasta será necessário adiciona-los como o comando </text:span><text:span text:style-name="T5">git add *</text:span></text:p>
      <text:p text:style-name="P4"><text:span text:style-name="T5"><text:s/></text:span><text:span text:style-name="T12"><text:s/>depois de adicionar os </text:span><text:span text:style-name="T14">arquivos</text:span><text:span text:style-name="T12"> </text:span><text:span text:style-name="T14">será</text:span><text:span text:style-name="T12"> </text:span><text:span text:style-name="T14">necessário</text:span><text:span text:style-name="T12"> comenta-lo com o comando </text:span><text:span text:style-name="T6">git commit -m “</text:span><text:span text:style-name="T8">comentário</text:span><text:span text:style-name="T6">”</text:span></text:p>
      <text:p text:style-name="P4"><text:span text:style-name="T6"><text:s/></text:span><text:span text:style-name="T13">após comentado de o comando </text:span><text:span text:style-name="T7">git push </text:span><text:span text:style-name="T13">para fazer o upload dos arquivos</text:span></text:p>
      <text:p text:style-name="P6"><text:span text:style-name="T13">e</text:span><text:span text:style-name="T10">le pedirá o nome do usuário é a senha.</text:span></text:p>
      <text:p text:style-name="P7"><text:span text:style-name="T10">Ao manipular o código em duas maquinas na maquina atual no qual </text:span><text:span text:style-name="T15">será</text:span><text:span text:style-name="T10"> <text:s/>feito atualizações será necessário dar o comando </text:span><text:span text:style-name="T2">git pull</text:span><text:span text:style-name="T10"> para atualizar o conteúdo do repositório.</text:span></text:p>
      <text:p text:style-name="P4"><text:span text:style-name="T5"/></text:p>
      <text:p text:style-name="P3"><text:span text:style-name="T2">Git clone + link </text:span><text:span text:style-name="T3">= </text:span><text:span text:style-name="T4"><text:s/></text:span><text:span text:style-name="T11">criar pasta no local desejado</text:span></text:p>
      <text:p text:style-name="P4"><text:span text:style-name="T2">git status</text:span> <text:span text:style-name="T16">= </text:span>para ver os arquivos</text:p>
      <text:p text:style-name="P4"><text:span text:style-name="T2">git add * </text:span><text:span text:style-name="T10">para add todos os arquivos</text:span></text:p>
      <text:p text:style-name="P5"><text:span text:style-name="T6">git commit -m “</text:span><text:span text:style-name="T8">comentário</text:span><text:span text:style-name="T6">” = </text:span><text:span text:style-name="T12">comentar</text:span></text:p>
      <text:p text:style-name="P8"><text:span text:style-name="T6">git pull </text:span><text:span text:style-name="T9">= </text:span><text:span text:style-name="T13">fazer o upload dos arquivos</text:span></text:p>
      <text:p text:style-name="P9">git pull = <text:span text:style-name="T10"><text:s/>atualiza repositório</text:span></text:p>
      <text:p text:style-name="P9"><text:span text:style-name="T10"/></text:p>
      <text:p text:style-name="P5"><text:span text:style-name="T12"/></text:p>
      <text:p text:style-name="P5"><text:span text:style-name="T12"/></text:p>
      <text:p text:style-name="P5"><text:span text:style-name="T12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4:34.312903303</meta:creation-date>
    <dc:date>2019-02-18T14:45:04.950029044</dc:date>
    <meta:editing-duration>PT3M36S</meta:editing-duration>
    <meta:editing-cycles>1</meta:editing-cycles>
    <meta:document-statistic meta:table-count="0" meta:image-count="0" meta:object-count="0" meta:page-count="1" meta:paragraph-count="13" meta:word-count="171" meta:character-count="948" meta:non-whitespace-character-count="782"/>
    <meta:generator>LibreOffice/6.0.7.3$Linux_X86_64 LibreOffice_project/00m0$Build-3</meta:generator>
  </office:meta>
</office:document-meta>
</file>